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26ed"/>
    </style:style>
    <style:style style:name="P2" style:family="paragraph" style:parent-style-name="Standard">
      <style:text-properties officeooo:rsid="001f26ed" officeooo:paragraph-rsid="001f26ed"/>
    </style:style>
    <style:style style:name="P3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f26ed" officeooo:paragraph-rsid="001f26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void copyFrom ( java.lang.Object array ) { </text:p>
      <text:p text:style-name="P1"><text:tab/>android.os.Trace . traceBegin ( RenderScript.TRACE_TAG , STRING_CONSTANT ) ; co<text:tab/>pyFromUnchecked ( array , validateObjectIsPrimitiveArray ( array , true ) , java.lang.reflect.Array . getLength ( array ) ) ; </text:p>
      <text:p text:style-name="P1"><text:tab/>android.os.Trace . traceEnd ( RenderScript.TRACE_TAG ) ; </text:p>
      <text:p text:style-name="P1">}</text:p>
      <text:p text:style-name="Standard">-------------------------------------------------------------------------------------</text:p>
      <text:p text:style-name="P1">public void copyFrom ( java.lang.Object array ) { </text:p>
      <text:p text:style-name="P1"><text:tab/>try { </text:p>
      <text:p text:style-name="P1"><text:tab/><text:tab/>android.os.Trace . traceBegin ( RenderScript.TRACE_TAG , STRING_CONSTANT ) ; <text:tab/><text:tab/><text:tab/>copyFromUnchecked ( array , validateObjectIsPrimitiveArray ( array , true ) , java.lang.reflect.Array . getLength ( array ) ) ; </text:p>
      <text:p text:style-name="P1"><text:tab/>} finally { </text:p>
      <text:p text:style-name="P1"><text:tab/><text:tab/>android.os.Trace . traceEnd ( RenderScript.TRACE_TAG ) ; </text:p>
      <text:p text:style-name="P1"><text:tab/>} </text:p>
      <text:p text:style-name="P1">}</text:p>
      <text:p text:style-name="P1"/>
      <text:p text:style-name="P2">=========================================================================</text:p>
      <text:p text:style-name="P1">public void test_getOrDefault () { </text:p>
      <text:p text:style-name="P1"><text:tab/>libcore.java.util.MapDefaultMethodTester . test_getOrDefault ( new java.util.HashMap &lt;&gt; () , true , true ) ; </text:p>
      <text:p text:style-name="P1">}</text:p>
      <text:p text:style-name="P1">-------------------------------------------------------------------------------------</text:p>
      <text:p text:style-name="P1">public void test_getOrDefault () { </text:p>
      <text:p text:style-name="P1"><text:tab/>libcore.java.util.MapDefaultMethodTester . test_getOrDefault ( new java.util.HashMap &lt;&gt; () , true , true , true ) ; </text:p>
      <text:p text:style-name="P1">}</text:p>
      <text:p text:style-name="P1"/>
      <text:p text:style-name="P1"/>
      <text:p text:style-name="P2">=======================================================================</text:p>
      <text:p text:style-name="P1"/>
      <text:p text:style-name="P1">@ org.junit.Test public void testDataPathInitiatorMacTokenSuccess ( ) throws java.lang.Exception { </text:p>
      <text:p text:style-name="P1"><text:tab/>testDataPathInitiatorUtility ( false , true , true , true ) ; </text:p>
      <text:p text:style-name="P1">}</text:p>
      <text:p text:style-name="P1">-------------------------------------------------------------------------------------</text:p>
      <text:p text:style-name="P1">@ org.junit.Test public void testDataPathInitiatorMacTokenSuccess ( ) throws java.lang.Exception { </text:p>
      <text:p text:style-name="P1"><text:tab/>testDataPathInitiatorUtility ( false , true , true , true , false ) ; </text:p>
      <text:p text:style-name="P1">}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ublic void testConstructor2NPE () { </text:p>
      <text:p text:style-name="P2"><text:tab/>try { </text:p>
      <text:p text:style-name="P2"><text:tab/><text:tab/>int [] a = null ; </text:p>
      <text:p text:style-name="P2"><text:tab/><text:tab/>java.util.concurrent.atomic.AtomicIntegerArray aa = new java.util.concurrent.atomic.AtomicIntegerArray ( a ) ; </text:p>
      <text:p text:style-name="P2"><text:tab/><text:tab/>shouldThrow () ; </text:p>
      <text:p text:style-name="P2"><text:tab/>} catch ( java.lang.NullPointerException success ) {} </text:p>
      <text:p text:style-name="P2">}</text:p>
      <text:p text:style-name="P2"/>
      <text:p text:style-name="P2">-------------------------------------------------------------------------------------</text:p>
      <text:p text:style-name="P2">public void testConstructor2NPE () { </text:p>
      <text:p text:style-name="P2"><text:tab/>try { </text:p>
      <text:p text:style-name="P2"><text:tab/><text:tab/>int [] a = null ; </text:p>
      <text:p text:style-name="P2"><text:tab/><text:tab/>new java.util.concurrent.atomic.AtomicIntegerArray ( a ) ; </text:p>
      <text:p text:style-name="P2"><text:tab/><text:tab/>shouldThrow () ; </text:p>
      <text:p text:style-name="P2"><text:tab/>} catch ( java.lang.NullPointerException success ) {} 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20:40:02.271322528</meta:creation-date>
    <dc:date>2019-04-26T20:48:45.370584728</dc:date>
    <meta:editing-duration>PT8M43S</meta:editing-duration>
    <meta:editing-cycles>1</meta:editing-cycles>
    <meta:document-statistic meta:table-count="0" meta:image-count="0" meta:object-count="0" meta:page-count="2" meta:paragraph-count="43" meta:word-count="252" meta:character-count="2228" meta:non-whitespace-character-count="1958"/>
    <meta:generator>LibreOffice/6.0.7.3$Linux_X86_64 LibreOffice_project/00m0$Build-3</meta:generator>
  </office:meta>
</office:document-meta>
</file>